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2.8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21.17mm" fo:break-before="auto" style:use-optimal-row-height="false"/>
    </style:style>
    <style:style style:name="ro2" style:family="table-row">
      <style:table-row-properties style:row-height="10.34mm" fo:break-before="auto" style:use-optimal-row-height="false"/>
    </style:style>
    <style:style style:name="ro3" style:family="table-row">
      <style:table-row-properties style:row-height="21.82mm" fo:break-before="auto" style:use-optimal-row-height="false"/>
    </style:style>
    <style:style style:name="ro4" style:family="table-row">
      <style:table-row-properties style:row-height="24.02mm" fo:break-before="auto" style:use-optimal-row-height="false"/>
    </style:style>
    <style:style style:name="ro5" style:family="table-row">
      <style:table-row-properties style:row-height="11.54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background-color="transparent" fo:border="0.06pt solid #000000" style:vertical-align="top"/>
      <style:paragraph-properties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a933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1" fo:font-size="12pt" fo:font-weight="bold" style:font-size-asian="12pt" style:font-weight-asian="bold" style:font-name-complex="Lucida Sans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Liberation Sans1" fo:font-size="12pt" fo:font-weight="bold" style:font-size-asian="12pt" style:font-weight-asian="bold" style:font-name-complex="Lucida Sans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Liberation Sans1" fo:font-size="12pt" fo:font-weight="bold" style:font-size-asian="12pt" style:font-weight-asian="bold" style:font-name-complex="Lucida Sans" style:font-size-complex="12pt" style:font-weight-complex="bold"/>
    </style:style>
    <style:style style:name="T1" style:family="text">
      <style:text-properties fo:color="#ff8000"/>
    </style:style>
    <style:style style:name="T2" style:family="text">
      <style:text-properties fo:color="#ffbf00"/>
    </style:style>
    <style:style style:name="T3" style:family="text">
      <style:text-properties fo:color="#00a933"/>
    </style:style>
    <style:style style:name="T4" style:family="text">
      <style:text-properties fo:color="#ff8000"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ffbf00"/>
    </style:style>
    <style:style style:name="T6" style:family="text">
      <style:text-properties fo:color="#00a933"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ff8000"/>
    </style:style>
    <style:style style:name="T8" style:family="text">
      <style:text-properties fo:color="#00a933" style:font-size-asian="12pt" style:font-size-complex="12pt" style:font-weight-asian="bold" style:font-weight-complex="bold"/>
    </style:style>
    <style:style style:name="T9" style:family="text">
      <style:text-properties style:font-size-asian="12pt" style:font-size-complex="12pt" style:font-weight-asian="bold" style:font-weight-complex="bold" fo:color="#ff8000"/>
    </style:style>
    <style:style style:name="T10" style:family="text">
      <style:text-properties style:font-size-asian="12pt" style:font-size-complex="12pt" style:font-weight-asian="bold" style:font-weight-complex="bold" fo:color="#00a933"/>
    </style:style>
    <style:style style:name="T11" style:family="text">
      <style:text-properties style:font-size-asian="12pt" style:font-size-complex="12pt" style:font-weight-asian="bold" style:font-weight-complex="bold" fo:color="#ffbf00"/>
    </style:style>
    <style:style style:name="T12" style:family="text">
      <style:text-properties fo:color="#00a933"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ffbf00"/>
    </style:style>
    <style:style style:name="T14" style:family="text">
      <style:text-properties fo:color="#ff8000" fo:font-size="12pt" fo:font-weight="bold" style:font-size-asian="12pt" style:font-size-complex="12pt" style:font-weight-asian="bold" style:font-weight-complex="bold"/>
    </style:style>
    <style:style style:name="T15" style:family="text">
      <style:text-properties fo:color="#ffbf00" fo:font-size="12pt" fo:font-weight="bold" style:font-size-asian="12pt" style:font-size-complex="12pt" style:font-weight-asian="bold" style:font-weight-complex="bold"/>
    </style:style>
    <style:style style:name="T16" style:family="text">
      <style:text-properties fo:color="#ff8000"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 fo:font-size="10pt" fo:font-weight="normal" style:font-size-asian="10pt" style:font-size-complex="10pt" style:font-weight-asian="normal" style:font-weight-complex="normal"/>
    </style:style>
    <style:style style:name="T18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 fo:color="#ffbf00" fo:font-size="12pt" fo:font-weight="bold" style:font-size-asian="12pt" style:font-size-complex="12pt" style:font-weight-asian="bold" style:font-weight-complex="bold"/>
    </style:style>
    <style:style style:name="T19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ff8000"/>
    </style:style>
    <style:style style:name="T20" style:family="text">
      <style:text-properties fo:color="#729fcf" style:text-underline-style="none" style:text-underline-color="font-color" style:text-line-through-type="none" fo:font-style="normal" style:text-outline="false" fo:text-shadow="none" style:letter-kerning="true" fo:language="fr" fo:country="FR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text-underline-style="none" style:text-underline-color="font-color" style:text-line-through-type="none" fo:font-style="normal" style:text-outline="false" fo:text-shadow="none" style:letter-kerning="true" fo:language="fr" fo:country="FR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ff8000"/>
    </style:style>
    <style:style style:name="T22" style:family="text">
      <style:text-properties style:text-underline-style="none" style:text-underline-color="font-color" style:text-line-through-type="none" fo:font-style="normal" style:text-outline="false" fo:text-shadow="none" style:letter-kerning="true" fo:language="fr" fo:country="FR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729fcf"/>
    </style:style>
    <style:style style:name="T23" style:family="text">
      <style:text-properties style:text-underline-style="none" style:text-underline-color="font-color" style:text-line-through-type="none" fo:font-style="normal" style:text-outline="false" fo:text-shadow="none" style:letter-kerning="true" fo:language="fr" fo:country="FR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ff4000"/>
    </style:style>
    <style:style style:name="T24" style:family="text">
      <style:text-properties fo:color="#729fcf" style:font-name="Liberation Sans" fo:font-size="12pt" fo:font-weight="bold"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ff8000"/>
    </style:style>
    <style:style style:name="T26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729fcf"/>
    </style:style>
    <style:style style:name="T27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ff4000"/>
    </style:style>
    <style:style style:name="T28" style:family="text">
      <style:text-properties style:text-underline-style="none" style:text-underline-color="font-color" style:text-line-through-type="none" fo:font-style="normal" style:text-outline="false" fo:text-shadow="none" style:letter-kerning="true" fo:language="fr" fo:country="FR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00a933"/>
    </style:style>
    <style:style style:name="T29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00a933"/>
    </style:style>
    <style:style style:name="T30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000000"/>
    </style:style>
    <style:style style:name="T31" style:family="text">
      <style:text-properties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729fcf"/>
    </style:style>
    <style:style style:name="T32" style:family="text">
      <style:text-properties fo:color="#729fcf"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ff8000"/>
    </style:style>
    <style:style style:name="T34" style:family="text">
      <style:text-properties fo:color="#000000"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4"/>
        <table:table-row table:style-name="ro1">
          <table:table-cell table:style-name="ce1" office:value-type="string" calcext:value-type="string" table:number-columns-spanned="2" table:number-rows-spanned="1">
            <text:p>Remplir les cases vides. Si aucune balise html n’est précisée dans le </text:p>
            <text:p>sélecteur css utiliser une balise &lt;div&gt; ou &lt;span&gt;.</text:p>
          </table:table-cell>
          <table:covered-table-cell table:style-name="ce9"/>
        </table:table-row>
        <table:table-row table:style-name="ro2">
          <table:table-cell table:style-name="ce9" office:value-type="string" calcext:value-type="string">
            <text:p>Sélecteur css</text:p>
          </table:table-cell>
          <table:table-cell table:style-name="ce9" office:value-type="string" calcext:value-type="string">
            <text:p>HTML ciblé</text:p>
          </table:table-cell>
        </table:table-row>
        <table:table-row table:style-name="ro3">
          <table:table-cell table:style-name="ce3" office:value-type="string" calcext:value-type="string">
            <text:p><text:span text:style-name="T1">.mon-icone, .ma-class</text:span> <text:span text:style-name="T2">{}</text:span></text:p>
          </table:table-cell>
          <table:table-cell table:style-name="ce6" office:value-type="string" calcext:value-type="string">
            <text:p><text:span text:style-name="T20"> &lt;img class=</text:span><text:span text:style-name="T21">"ma-class"</text:span><text:span text:style-name="T22"> src=</text:span><text:span text:style-name="T23">""</text:span><text:span text:style-name="T22">&gt;</text:span></text:p>
            <text:p><text:span text:style-name="T24"> &lt;i class=</text:span><text:span text:style-name="T25">"mon-icone"</text:span><text:span text:style-name="T26"> src=</text:span><text:span text:style-name="T27">""</text:span><text:span text:style-name="T26">&gt;</text:span></text:p>
          </table:table-cell>
        </table:table-row>
        <table:table-row table:style-name="ro3">
          <table:table-cell table:style-name="ce3" office:value-type="string" calcext:value-type="string">
            <text:p><text:span text:style-name="T3">span</text:span><text:span text:style-name="T1">.texte-gras</text:span> <text:span text:style-name="T2">{}</text:span></text:p>
          </table:table-cell>
          <table:table-cell/>
        </table:table-row>
        <table:table-row table:style-name="ro3">
          <table:table-cell table:style-name="ce3" office:value-type="string" calcext:value-type="string">
            <text:p><text:span text:style-name="T4">.img-responsive </text:span><text:span text:style-name="T5">{}</text:span>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<text:span text:style-name="T20">&lt;</text:span><text:span text:style-name="T28">input</text:span><text:span text:style-name="T22"> class=</text:span><text:span text:style-name="T21">"champ-txt" </text:span></text:p>
            <text:p><text:span text:style-name="T20">Name="nom" type="text"&gt;</text:span></text:p>
          </table:table-cell>
        </table:table-row>
        <table:table-row table:style-name="ro3">
          <table:table-cell/>
          <table:table-cell table:style-name="ce6" office:value-type="string" calcext:value-type="string">
            <text:p><text:span text:style-name="T24">&lt;</text:span><text:span text:style-name="T29">p</text:span><text:span text:style-name="T26"> class=</text:span><text:span text:style-name="T25">"description"</text:span><text:span text:style-name="T26">&gt;</text:span><text:span text:style-name="T30">[...]</text:span><text:span text:style-name="T26">&lt;/</text:span><text:span text:style-name="T29">p</text:span><text:span text:style-name="T31">&gt;</text:span></text:p>
          </table:table-cell>
        </table:table-row>
        <table:table-row table:style-name="ro3">
          <table:table-cell table:style-name="ce5" office:value-type="string" calcext:value-type="string">
            <text:p><text:span text:style-name="T6">ul</text:span><text:span text:style-name="T7"> </text:span><text:span text:style-name="T5">{}</text:span></text:p>
          </table:table-cell>
          <table:table-cell/>
        </table:table-row>
        <table:table-row table:style-name="ro3">
          <table:table-cell table:style-name="ce3" office:value-type="string" calcext:value-type="string">
            <text:p><text:span text:style-name="T8">li</text:span><text:span text:style-name="T9">.el-pagination</text:span><text:span text:style-name="T10"> </text:span><text:span text:style-name="T11">{}</text:span></text:p>
          </table:table-cell>
          <table:table-cell/>
        </table:table-row>
        <table:table-row table:style-name="ro3">
          <table:table-cell table:style-name="ce5" office:value-type="string" calcext:value-type="string">
            <text:p><text:span text:style-name="T12">button </text:span><text:span text:style-name="T13">{}</text:span></text:p>
          </table:table-cell>
          <table:table-cell/>
        </table:table-row>
        <table:table-row table:style-name="ro3">
          <table:table-cell office:value-type="string" calcext:value-type="string">
            <text:p><text:span text:style-name="T14">.titre, .auteur</text:span> <text:span text:style-name="T15">{}</text:span></text:p>
          </table:table-cell>
          <table:table-cell/>
        </table:table-row>
        <table:table-row table:style-name="ro3">
          <table:table-cell/>
          <table:table-cell table:style-name="ce7" office:value-type="string" calcext:value-type="string">
            <text:p><text:span text:style-name="T32">&lt;section class=</text:span><text:span text:style-name="T33">"commentaires"</text:span><text:span text:style-name="T31">&gt;</text:span></text:p>
            <text:p><text:span text:style-name="T34">[…]</text:span></text:p>
            <text:p><text:span text:style-name="T32">&lt;/section&gt;</text:span></text:p>
          </table:table-cell>
        </table:table-row>
        <table:table-row table:style-name="ro3">
          <table:table-cell office:value-type="string" calcext:value-type="string">
            <text:p><text:span text:style-name="T16">.truc</text:span><text:span text:style-name="T17"> </text:span><text:span text:style-name="T18">{}</text:span></text:p>
          </table:table-cell>
          <table:table-cell/>
        </table:table-row>
        <table:table-row table:style-name="ro3">
          <table:table-cell table:style-name="ce3" office:value-type="string" calcext:value-type="string">
            <text:p><text:span text:style-name="T6">a</text:span><text:span text:style-name="T7">.lien-ext </text:span><text:span text:style-name="T5">{}</text:span></text:p>
          </table:table-cell>
          <table:table-cell/>
        </table:table-row>
        <table:table-row table:style-name="ro3">
          <table:table-cell office:value-type="string" calcext:value-type="string">
            <text:p><text:span text:style-name="T12">h2</text:span><text:span text:style-name="T17"> </text:span><text:span text:style-name="T18">{}</text:span></text:p>
          </table:table-cell>
          <table:table-cell/>
        </table:table-row>
        <table:table-row table:style-name="ro3">
          <table:table-cell office:value-type="string" calcext:value-type="string">
            <text:p><text:span text:style-name="T12">label</text:span><text:span text:style-name="T19">.toto</text:span><text:span text:style-name="T17"> </text:span><text:span text:style-name="T18">{}</text:span></text:p>
          </table:table-cell>
          <table:table-cell/>
        </table:table-row>
        <table:table-row table:style-name="ro3">
          <table:table-cell office:value-type="string" calcext:value-type="string">
            <text:p><text:span text:style-name="T16">.liste .option</text:span><text:span text:style-name="T17"> </text:span><text:span text:style-name="T18">{}</text:span></text:p>
          </table:table-cell>
          <table:table-cell/>
        </table:table-row>
        <table:table-row table:style-name="ro4">
          <table:table-cell/>
          <table:table-cell table:style-name="ce8" office:value-type="string" calcext:value-type="string">
            <text:p><text:span text:style-name="T32">&lt;ol class=</text:span><text:span text:style-name="T33">"liste-etapes-recette"</text:span><text:span text:style-name="T31">&gt;</text:span></text:p>
            <text:p><text:span text:style-name="T24">      &lt;li class=</text:span><text:span text:style-name="T25">"etape-recette"</text:span><text:span text:style-name="T31">&gt;</text:span></text:p>
            <text:p><text:span text:style-name="T24">              &lt;span&gt;</text:span><text:span text:style-name="T30">[...]</text:span><text:span text:style-name="T31">&lt;/span&gt;</text:span></text:p>
            <text:p><text:span text:style-name="T32">      &lt;/li&gt;</text:span></text:p>
            <text:p><text:span text:style-name="T32">&lt;/ol&gt;</text:span></text:p>
          </table:table-cell>
        </table:table-row>
        <table:table-row table:style-name="ro5" table:number-rows-repeated="2">
          <table:table-cell table:number-columns-repeated="2"/>
        </table:table-row>
        <table:table-row table:style-name="ro5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8">00/00/0000</text:date>, <text:time style:data-style-name="N2" text:time-value="13:22:32.3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7T20:02:31.766000000</meta:creation-date>
    <dc:date>2020-09-08T14:38:33.680000000</dc:date>
    <meta:editing-duration>PT1H53M22S</meta:editing-duration>
    <meta:editing-cycles>12</meta:editing-cycles>
    <meta:generator>LibreOffice/6.2.5.2$Windows_X86_64 LibreOffice_project/1ec314fa52f458adc18c4f025c545a4e8b22c159</meta:generator>
    <meta:document-statistic meta:table-count="1" meta:cell-count="20" meta:object-count="0"/>
  </office:meta>
</office:document-meta>
</file>